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  <style:text-properties fo:font-size="36pt"/>
    </style:style>
    <style:style style:name="P7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2pt" fo:text-shadow="1pt 1pt" style:font-size-asian="32pt" style:font-size-complex="32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91</text:span></text:p>
            <text:p text:style-name="P1"><text:span text:style-name="T2">“</text:span><text:span text:style-name="T2">Fruitful Trees, the Spirit's Sow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4"><text:span text:style-name="T3">1. </text:span><text:span text:style-name="T4">Fruitful trees, the Spirit’s sowing,</text:span><text:span text:style-name="T4"><text:line-break/></text:span><text:span text:style-name="T4">May we ripen and increase,</text:span><text:span text:style-name="T4"><text:line-break/></text:span><text:span text:style-name="T4">Fruit to life eternal growing,</text:span><text:span text:style-name="T4"><text:line-break/></text:span><text:span text:style-name="T4">Rich in love and joy and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892cm" svg:height="7.152cm" svg:x="1.524cm" svg:y="0.508cm">
          <draw:text-box>
            <text:p text:style-name="P6"><text:span text:style-name="T3">2. </text:span><text:span text:style-name="T4">Laden branches freely bearing</text:span><text:span text:style-name="T4"><text:line-break/></text:span><text:span text:style-name="T4">Gifts the Giver loves to bless;</text:span><text:span text:style-name="T4"><text:line-break/></text:span><text:span text:style-name="T4">Here is fruit that grows by sharing,</text:span><text:span text:style-name="T4"><text:line-break/></text:span><text:span text:style-name="T4">Patience, kindness, gentle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892cm" svg:height="7.011cm" svg:x="1.524cm" svg:y="0.508cm">
          <draw:text-box>
            <text:p text:style-name="P4"><text:span text:style-name="T3">3. </text:span><text:span text:style-name="T4">Rooted deep in Christ our Master,</text:span><text:span text:style-name="T4"><text:line-break/></text:span><text:span text:style-name="T4">Christ our pattern and our goal,</text:span><text:span text:style-name="T4"><text:line-break/></text:span><text:span text:style-name="T4">Teach us, as the years fly faster,</text:span><text:span text:style-name="T4"><text:line-break/></text:span><text:span text:style-name="T4">Goodness, faith, and self-contro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10" draw:layer="layout" svg:width="24.892cm" svg:height="13.214cm" svg:x="1.524cm" svg:y="0.502cm">
          <draw:text-box>
            <text:p text:style-name="P8"><text:span text:style-name="T3">4. </text:span><text:span text:style-name="T4">Fruitful trees, the Spirit’s tending,</text:span><text:span text:style-name="T4"><text:line-break/></text:span><text:span text:style-name="T4">May we grow till harvests cease;</text:span><text:span text:style-name="T4"><text:line-break/></text:span><text:span text:style-name="T4">Till we taste, in life unending,</text:span><text:span text:style-name="T4"><text:line-break/></text:span><text:span text:style-name="T4">Heaven’s love and joy and peace.</text:span></text:p>
            <text:p text:style-name="P9"><text:span text:style-name="T5"/></text:p>
            <text:p text:style-name="P9"><text:span text:style-name="T6"><text:s text:c="5"/></text:span><text:span text:style-name="T6">© 1984 Hope Publishing Co.</text:span></text:p>
            <text:p text:style-name="P9"><text:span text:style-name="T6"><text:s text:c="5"/></text:span><text:span text:style-name="T6">Used by permission: </text:span></text:p>
            <text:p text:style-name="P9"><text:span text:style-name="T6"><text:s text:c="5"/></text:span><text:span text:style-name="T6">LSB Hymn License </text:span></text:p>
            <text:p text:style-name="P9"><text:span text:style-name="T6"><text:s text:c="5"/></text:span><text:span text:style-name="T6">.NET, no. 100011038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5:39:24.429000000</meta:creation-date>
    <dc:title>Hymn template</dc:title>
    <meta:editing-duration>PT18M10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7T14:26:50.84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5-08T15:39:24.148000000"/>
  </office:meta>
</office:document-meta>
</file>